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06a" officeooo:paragraph-rsid="001be06a"/>
    </style:style>
    <style:style style:name="P2" style:family="paragraph" style:parent-style-name="Standard" style:list-style-name="L1">
      <style:text-properties officeooo:rsid="001be06a" officeooo:paragraph-rsid="001be06a"/>
    </style:style>
    <style:style style:name="P3" style:family="paragraph" style:parent-style-name="Standard" style:list-style-name="L1">
      <style:text-properties officeooo:rsid="001dbb60" officeooo:paragraph-rsid="001dbb60"/>
    </style:style>
    <style:style style:name="P4" style:family="paragraph" style:parent-style-name="Standard" style:list-style-name="L1">
      <style:text-properties officeooo:rsid="001e3942" officeooo:paragraph-rsid="001e3942"/>
    </style:style>
    <style:style style:name="P5" style:family="paragraph" style:parent-style-name="Standard" style:list-style-name="L1">
      <style:text-properties officeooo:rsid="001e3942" officeooo:paragraph-rsid="0023f88d"/>
    </style:style>
    <style:style style:name="P6" style:family="paragraph" style:parent-style-name="Standard" style:list-style-name="L1">
      <style:text-properties officeooo:rsid="001f1a3e" officeooo:paragraph-rsid="001f1a3e"/>
    </style:style>
    <style:style style:name="P7" style:family="paragraph" style:parent-style-name="Standard" style:list-style-name="L1">
      <style:text-properties officeooo:rsid="0026d96b" officeooo:paragraph-rsid="0026d96b"/>
    </style:style>
    <style:style style:name="T1" style:family="text">
      <style:text-properties officeooo:rsid="00212654"/>
    </style:style>
    <style:style style:name="T2" style:family="text">
      <style:text-properties officeooo:rsid="00223375"/>
    </style:style>
    <style:style style:name="T3" style:family="text">
      <style:text-properties officeooo:rsid="00233b65"/>
    </style:style>
    <style:style style:name="T4" style:family="text">
      <style:text-properties officeooo:rsid="0023f88d"/>
    </style:style>
    <style:style style:name="T5" style:family="text">
      <style:text-properties officeooo:rsid="0025d8c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t PSpice to LTSpice</text:p>
      <text:p text:style-name="P1"/>
      <text:p text:style-name="P1">Use &lt;amp&gt; as surrogate name of new module</text:p>
      <text:p text:style-name="P1"/>
      <text:p text:style-name="P1"/>
      <text:list xml:id="list1961495833" text:style-name="L1">
        <text:list-item>
          <text:p text:style-name="P2">Get PSpice file from Ti. <text:s/>(May be generated by Tina-Ti or directly downloaded). <text:s/>It will be folder ‘&lt;amp&gt;PSpice’</text:p>
        </text:list-item>
        <text:list-item>
          <text:p text:style-name="P2">Copy ‘&lt;amp&gt;.lib’ in top level of ‘&lt;amp&gt;PSpice’ folder <text:span text:style-name="T1">to ‘LTSpiceVII\lib\sub’</text:span></text:p>
        </text:list-item>
        <text:list-item>
          <text:p text:style-name="P2">Start LTSpice and open ‘&lt;amp&gt;.lib’ file (it will be text).</text:p>
        </text:list-item>
        <text:list-item>
          <text:p text:style-name="P3">Right-click on ‘.subckt’ keyword and choose “Create Symbol”</text:p>
        </text:list-item>
        <text:list-item>
          <text:p text:style-name="P4">Answer “yes” to auto create</text:p>
        </text:list-item>
        <text:list-item>
          <text:p text:style-name="P4">Save symbol file ‘&lt;amp&gt;.asy’. <text:s/>It will be in ‘LTSpiceVII\lib\sym<text:span text:style-name="T2">\</text:span>Auto<text:span text:style-name="T3">G</text:span>enerated’. <text:s/><text:span text:style-name="T2">Then close it.</text:span></text:p>
        </text:list-item>
        <text:list-item>
          <text:p text:style-name="P5">Open ‘&lt;amp&gt;.asy’ in a text editor next to <text:span text:style-name="T3">file ‘</text:span>..<text:span text:style-name="T4">\OpAmps\</text:span>UniversalOpamp.asy’</text:p>
        </text:list-item>
        <text:list-item>
          <text:p text:style-name="P4">Replace from “Version…” to <text:span text:style-name="T5">last </text:span>“WINDOW…” with contents of ‘UniversalOp<text:span text:style-name="T4">A</text:span>mp.asy’</text:p>
        </text:list-item>
        <text:list-item>
          <text:p text:style-name="P4">Replace “PIN”s with contents</text:p>
        </text:list-item>
        <text:list-item>
          <text:p text:style-name="P6">Enclose lib location in double-quotes</text:p>
        </text:list-item>
        <text:list-item>
          <text:p text:style-name="P6">Open symbol to check result ‘...\lib\sym\Auto<text:span text:style-name="T3">G</text:span>enerated’</text:p>
        </text:list-item>
        <text:list-item>
          <text:p text:style-name="P7">Browse to ‘AutoGenerated’ section of ‘add component’ (looks like ‘OR’ gate)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3:11:15.968000000</meta:creation-date>
    <dc:date>2024-06-12T13:35:52.874000000</dc:date>
    <meta:editing-duration>PT24M30S</meta:editing-duration>
    <meta:editing-cycles>1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4" meta:word-count="133" meta:character-count="873" meta:non-whitespace-character-count="762"/>
  </office:meta>
</office:document-meta>
</file>